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 style:master-page-name="MP0" style:family="paragraph">
      <style:paragraph-properties fo:break-before="page"/>
      <style:text-properties style:font-name="Times New Roman" style:font-name-complex="Times New Roman"/>
    </style:style>
    <style:style style:name="P2" style:parent-style-name="Liststycke" style:list-style-name="LFO1" style:family="paragraph"/>
    <style:style style:name="P3" style:parent-style-name="Liststycke" style:list-style-name="LFO1" style:family="paragraph"/>
    <style:style style:name="P4" style:parent-style-name="Liststycke" style:list-style-name="LFO1" style:family="paragraph"/>
  </office:automatic-styles>
  <office:body>
    <office:text text:use-soft-page-breaks="true">
      <text:p text:style-name="P1">Framtid</text:p>
      <text:p text:style-name="Normal"/>
      <text:p text:style-name="Normal">2021 ser sökmotoroptimering ut ungefär som 2020 med små uppdateringar. Här kommer några punkter som jag anser viktiga inför det nya året.</text:p>
      <text:p text:style-name="Normal"/>
      <text:list text:style-name="LFO1" text:continue-numbering="true">
        <text:list-item>
          <text:p text:style-name="P2">Google Lens introducerades redan 2020 och gör det möjligt att söka på google med bilder istället för text. Lens kommer att fortsätta växa 2021. För att optimera dina bilder bör du använda bilder av hög kvalitet, skriva beskrivande alt-texter och komprimera dina bilder så att laddningstiden på din hemsida inte blir långsammare.</text:p>
        </text:list-item>
        <text:list-item>
          <text:p text:style-name="P3">Google gör det från och med slutet på 2020 det gratis att lägga upp dina produkter i ”Google Shopping”. Samma tjänst som tidigare kostade pengar.</text:p>
        </text:list-item>
        <text:list-item>
          <text:p text:style-name="P4">Fortsätta arbeta med användarupplevelsen på din hemsida. Google har redan meddelat att sidupplevelsen blir en ny rankingssignal och det blir bara viktigare och viktigare hur användaren upplever hemsidan. Man kommer tex att fokusera på<text:s/>laddningstid, mobilanpassning och säker användning (HTTPS).</text:p>
        </text:list-item>
      </text:list>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905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Rubrik" style:display-name="Rubrik" style:family="paragraph" style:parent-style-name="Normal" style:next-style-name="Normal">
      <style:paragraph-properties fo:line-height="100%"/>
      <style:text-properties style:font-name="Calibri Light" style:font-name-asian="Times New Roman" style:font-name-complex="Times New Roman" style:use-window-font-color="true"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Calibri Light" style:font-name-asian="Times New Roman" style:font-name-complex="Times New Roman" style:use-window-font-color="true" fo:letter-spacing="-0.0069in" style:letter-kerning="true" fo:font-size="28pt" style:font-size-asian="28pt" style:font-size-complex="28pt"/>
    </style:style>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us L</meta:initial-creator>
    <dc:creator>Marcus L</dc:creator>
    <meta:creation-date>2020-12-21T13:24:00Z</meta:creation-date>
    <dc:date>2020-12-21T13:37:00Z</dc:date>
    <meta:template xlink:href="Normal" xlink:type="simple"/>
    <meta:editing-cycles>1</meta:editing-cycles>
    <meta:editing-duration>PT780S</meta:editing-duration>
    <meta:document-statistic meta:page-count="1" meta:paragraph-count="1" meta:word-count="146" meta:character-count="924" meta:row-count="6" meta:non-whitespace-character-count="779"/>
  </office:meta>
</office:document-meta>
</file>